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 Ali" svg:font-family="'A Ali'" style:font-pitch="variable"/>
    <style:font-face style:name="A Ali1" svg:font-family="'A Ali'" style:font-adornments="Bold" style:font-pitch="variable"/>
    <style:font-face style:name="B Titr" svg:font-family="'B Titr'" style:font-pitch="variable"/>
    <style:font-face style:name="B Titr1" svg:font-family="'B Titr'" style:font-adornments="Bold" style:font-pitch="variable"/>
    <style:font-face style:name="B Zar" svg:font-family="'B Z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hekasteh_Beta:cswh" svg:font-family="Shekasteh_Beta:cswh" style:font-adornments="Bold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32cm" fo:margin-bottom="0.265cm" style:contextual-spacing="false" fo:line-height="100%" fo:text-align="center" style:justify-single-word="false" fo:orphans="0" fo:widows="2" fo:text-indent="0cm" style:auto-text-indent="false" style:writing-mode="rl-tb"/>
      <style:text-properties style:font-name="B Zar" style:font-name-complex="B Titr" style:font-size-complex="20pt"/>
    </style:style>
    <style:style style:name="P2" style:family="paragraph" style:parent-style-name="Standard">
      <style:paragraph-properties fo:margin-left="0cm" fo:margin-right="0cm" fo:margin-top="0.132cm" fo:margin-bottom="0.265cm" style:contextual-spacing="false" fo:line-height="100%" fo:text-align="center" style:justify-single-word="false" fo:orphans="0" fo:widows="2" fo:text-indent="0cm" style:auto-text-indent="false" style:writing-mode="rl-tb"/>
      <style:text-properties style:font-name="B Zar" fo:font-size="14pt" style:font-size-asian="14pt" style:font-name-complex="B Titr" style:font-size-complex="20pt"/>
    </style:style>
    <style:style style:name="P3" style:family="paragraph" style:parent-style-name="AliAliYaAli">
      <style:text-properties style:font-name="B Titr1" fo:font-size="20pt" fo:font-weight="bold" style:font-size-asian="20pt" style:font-weight-asian="bold" style:font-name-complex="B Titr1" style:font-size-complex="24pt" style:font-weight-complex="bold"/>
    </style:style>
    <style:style style:name="P4" style:family="paragraph" style:parent-style-name="YaAliArabic">
      <style:text-properties fo:color="#ff972f" loext:opacity="100%" fo:font-size="26pt" style:font-size-asian="26pt" style:font-size-complex="34pt"/>
    </style:style>
    <style:style style:name="P5" style:family="paragraph" style:parent-style-name="YaAliArabic">
      <style:text-properties fo:font-size="14pt" style:font-size-asian="14pt" style:font-size-complex="22pt"/>
    </style:style>
    <style:style style:name="P6" style:family="paragraph" style:parent-style-name="YaAliArabic">
      <style:paragraph-properties fo:text-align="center" style:justify-single-word="false"/>
      <style:text-properties fo:font-size="14pt" fo:font-weight="bold" style:font-size-asian="14pt" style:font-weight-asian="bold" style:font-size-complex="22pt" style:font-weight-complex="bold"/>
    </style:style>
    <style:style style:name="P7" style:family="paragraph" style:parent-style-name="YaAliArabic">
      <style:text-properties style:font-name="B Titr1" fo:font-size="20pt" fo:font-weight="bold" style:font-size-asian="20pt" style:font-weight-asian="bold" style:font-name-complex="B Titr1" style:font-size-complex="24pt" style:font-weight-complex="bold"/>
    </style:style>
    <style:style style:name="P8" style:family="paragraph" style:parent-style-name="YaAliArabic">
      <style:paragraph-properties fo:text-align="center" style:justify-single-word="false"/>
      <style:text-properties style:font-name="B Titr1" fo:font-size="20pt" fo:font-weight="bold" style:font-size-asian="20pt" style:font-weight-asian="bold" style:font-name-complex="B Titr1" style:font-size-complex="24pt" style:font-weight-complex="bold"/>
    </style:style>
    <style:style style:name="P9" style:family="paragraph" style:parent-style-name="YaAliArabic">
      <style:text-properties style:font-name="B Titr1" fo:font-size="20pt" fo:font-weight="bold" style:font-size-asian="20pt" style:font-name-complex="B Titr1" style:font-size-complex="24pt" style:font-weight-complex="bold"/>
    </style:style>
    <style:style style:name="P10" style:family="paragraph" style:parent-style-name="YaAliArabic">
      <style:paragraph-properties fo:text-align="center" style:justify-single-word="false"/>
      <style:text-properties style:font-size-complex="28pt"/>
    </style:style>
    <style:style style:name="T1" style:family="text">
      <style:text-properties fo:font-weight="bold" style:font-weight-asian="bold" style:font-name-complex="A Ali" style:font-weight-complex="bold"/>
    </style:style>
    <style:style style:name="T2" style:family="text">
      <style:text-properties fo:font-weight="bold" style:font-size-asian="20pt" style:font-weight-asian="bold" style:font-name-complex="A Ali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6pt" style:font-weight-complex="bold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8pt" style:font-weight-complex="bold"/>
    </style:style>
    <style:style style:name="T7" style:family="text">
      <style:text-properties fo:font-size="14pt" fo:font-weight="bold" style:font-size-asian="14pt" style:font-weight-asian="bold" style:font-size-complex="20pt" style:font-weight-complex="bold"/>
    </style:style>
    <style:style style:name="T8" style:family="text">
      <style:text-properties fo:font-size="14pt" fo:font-weight="bold" style:font-size-asian="14pt" style:font-weight-asian="bold" style:font-size-complex="22pt" style:font-weight-complex="bold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weight="bold" style:font-weight-asian="bold" style:font-name-complex="A Ali" style:font-weight-complex="bold"/>
    </style:style>
    <style:style style:name="T11" style:family="text">
      <style:text-properties fo:color="#000000" loext:opacity="100%" fo:font-weight="bold" fo:background-color="transparent" loext:char-shading-value="0" style:font-weight-asian="bold" style:font-name-complex="A Ali" style:font-weight-complex="bold"/>
    </style:style>
    <style:style style:name="T12" style:family="text">
      <style:text-properties fo:color="#000000" loext:opacity="100%" fo:background-color="transparent" loext:char-shading-value="0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style:font-size-asian="20pt" style:font-size-complex="22pt"/>
    </style:style>
    <style:style style:name="T15" style:family="text">
      <style:text-properties fo:font-size="20pt" style:font-size-asian="20pt" style:font-size-complex="24pt"/>
    </style:style>
    <style:style style:name="T16" style:family="text">
      <style:text-properties fo:font-size="20pt" fo:font-weight="bold" style:font-size-asian="20pt" style:font-weight-asian="bold" style:font-name-complex="A Ali" style:font-size-complex="20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style:font-size-asian="20pt" style:font-weight-asian="bold" style:font-size-complex="22pt" style:font-weight-complex="bold"/>
    </style:style>
    <style:style style:name="T19" style:family="text">
      <style:text-properties fo:font-size="20pt" fo:font-weight="bold" style:font-size-asian="20pt" style:font-weight-asian="bold" style:font-size-complex="24pt" style:font-weight-complex="bold"/>
    </style:style>
    <style:style style:name="T20" style:family="text">
      <style:text-properties style:font-name="B Zar" style:font-name-complex="B Titr"/>
    </style:style>
    <style:style style:name="T21" style:family="text">
      <style:text-properties style:font-size-asian="20pt"/>
    </style:style>
    <style:style style:name="T22" style:family="text">
      <style:text-properties style:font-size-asian="20pt" style:font-weight-asian="bold"/>
    </style:style>
    <style:style style:name="T23" style:family="text">
      <style:text-properties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نادِ علیاً مظهر العجائب <text:s text:c="2"/>تجده عوناً لک فی النوائب</text:p>
      <text:p text:style-name="YaAliShekastehFa">بخوان علی را که مظهر صفات عجیب است تا یاری دهنده‌‌ی تو در سختی‌ها باشد.</text:p>
      <text:p text:style-name="P5">کلُّ همٍّ و غمٍّ سینجلی بولایتـﻚ یا علی</text:p>
      <text:p text:style-name="YaAliShekastehFa">هر غم و اندوهی با ولایت تو از بین می‌رود ای علی!</text:p>
      <text:p text:style-name="P3"><text:span text:style-name="T9">علی علی علی علی یا علی</text:span> </text:p>
      <text:p text:style-name="P7">یا علی اسمک بالقلب من رسم <text:span text:style-name="T9"><text:s/></text:span><text:span text:style-name="T12"><text:s/>یـا علی </text:span></text:p>
      <text:p text:style-name="YaAliShekastehFa">ای علی نام تو بر قلب ترسیم شده است</text:p>
      <text:p text:style-name="P8">سبحان رب إلصاغ لک ها الإسم <text:s text:c="2"/>یـا علی </text:p>
      <text:p text:style-name="YaAliShekastehFa">پاک و منزه است خدایی که این نام را برای تو ساخت</text:p>
      <text:p text:style-name="YaAliArabic"><text:span text:style-name="T8">یا منبع الجود و کنوز العِلم <text:s text:c="2"/>یـا علی</text:span> </text:p>
      <text:p text:style-name="YaAliShekastehFa">ای سرچشمه‌ بخشندگی و گنجینه‌ علم</text:p>
      <text:p text:style-name="P9"><text:span text:style-name="T23">او ثغر الموده بمولدک مبتسم <text:s text:c="2"/>یـا علی</text:span> </text:p>
      <text:p text:style-name="YaAliShekastehFa">با آمدن تو، لبان محبت لبخند زد</text:p>
      <text:p text:style-name="YaAliArabic">آخرة و دنیا بمنهجک نلتزم <text:s text:c="2"/>یـا علی</text:p>
      <text:p text:style-name="YaAliShekastehFa">در آخرت و دنیا به روش و مذهب تو پایبند هستیم</text:p>
      <text:p text:style-name="YaAliArabic"><text:span text:style-name="T8">عن قلب صادق بالعدل نعتصم <text:s text:c="2"/>یـا علی</text:span> </text:p>
      <text:p text:style-name="YaAliShekastehFa"><text:soft-page-break/>به وسیله‌ قلب صادق به عدالت چنگ می‌زنیم</text:p>
      <text:p text:style-name="P10"><text:span text:style-name="T8">أنت لواء الفخـر و المناقب <text:s text:c="2"/>و جوهر العزّة و المواهب</text:span> </text:p>
      <text:p text:style-name="YaAliShekastehFa">تو پرچم افتخار و نیکی‌هایی <text:s/>و مایه‌ عزت و استعدادها هستی</text:p>
      <text:p text:style-name="P10"><text:span text:style-name="T8">علی علی علی علی یا علی</text:span> <text:span text:style-name="T20"><text:s/></text:span></text:p>
      <text:p text:style-name="P10"><text:span text:style-name="T8">أشرف اسم فوق ضمیر کتب <text:s text:c="2"/>یـا علی</text:span> </text:p>
      <text:p text:style-name="YaAliShekastehFa">شریف‌ترین نام بر وجدانی است که نگاشته شده است</text:p>
      <text:p text:style-name="YaAliArabic"><text:span text:style-name="T8">اسمک و فضلک نال أعلى الرتب <text:s text:c="2"/>یـا علی</text:span> </text:p>
      <text:p text:style-name="YaAliShekastehFa">نام و فضیلت تو والاترین مراتب را به دست آورد</text:p>
      <text:p text:style-name="YaAliArabic">ما یوم نورک یابوحسین انحجب <text:s text:c="2"/>یـا علی</text:p>
      <text:p text:style-name="YaAliShekastehFa">ای ابالحسن روزی نیست که نورِ تو در پرده و محو شود</text:p>
      <text:p text:style-name="P10"><text:span text:style-name="T8">هل فضـل بارینا وجودک وهب <text:s text:c="2"/>یـا علی</text:span> </text:p>
      <text:p text:style-name="YaAliShekastehFa">آیا فضیلت خالق است که به وجودت بخشش کرده است؟</text:p>
      <text:p text:style-name="P10"><text:span text:style-name="T8">والله کل الوجود تراب و انت الذهب <text:s text:c="2"/>یـا علی</text:span> </text:p>
      <text:p text:style-name="YaAliShekastehFa">سوگند که تو زاییده‌ خاکی اما از طلا هستی</text:p>
      <text:p text:style-name="P10"><text:span text:style-name="T8">حبّک فریضه و بالشرایع وجب <text:s text:c="2"/>یـا علی</text:span> </text:p>
      <text:p text:style-name="YaAliShekastehFa">دوستی تو بر همه دین‌ها واجب است</text:p>
      <text:p text:style-name="P10"><text:span text:style-name="T8">شأنک فوق الشأن و المراتب <text:s text:c="2"/>یا بُلغةِ الإحسانِ و المکاسب</text:span> </text:p>
      <text:p text:style-name="YaAliShekastehFa"><text:soft-page-break/>منزلت تو برتر از هر منزلت و مرتبه‌ای است <text:s/>ای نهایت احسان و دستاوردها</text:p>
      <text:p text:style-name="P10"><text:span text:style-name="T8">علی علی علی علی یا علی</text:span> </text:p>
      <text:p text:style-name="YaAliArabic"><text:span text:style-name="T8">للکون أنت السور و أنت العمد <text:s text:c="2"/>یـا علی</text:span> </text:p>
      <text:p text:style-name="YaAliShekastehFa">تو دیوار و تکیه‌گاه هستی می‌باشی</text:p>
      <text:p text:style-name="P10"><text:span text:style-name="T8">بوجودک الدین الحنیف وجد <text:s text:c="2"/>یـا علی</text:span> </text:p>
      <text:p text:style-name="YaAliShekastehFa">با وجود تو دین یکتاپرستی به وجود آمد</text:p>
      <text:p text:style-name="P10"><text:span text:style-name="T8">یا أسد غالب ما شبیهک أسد <text:s text:c="2"/>یـا علی</text:span> </text:p>
      <text:p text:style-name="YaAliShekastehFa">ای شیر غلبه کننده، هیچ شیری شبیه تو نیست</text:p>
      <text:p text:style-name="P10"><text:span text:style-name="T8">وبزودک الخالق یا حیدر شهد <text:s text:c="2"/>یـا علی</text:span> </text:p>
      <text:p text:style-name="YaAliShekastehFa">و به دلاوری تو، آفریدگار گواه است، ای حیدر!</text:p>
      <text:p text:style-name="P10"><text:span text:style-name="T8">بالحشر بس حبک یا حیدر سند <text:s text:c="2"/>یـا علی</text:span> </text:p>
      <text:p text:style-name="YaAliShekastehFa">در روز محشر ای حیدر دوستی تو بهترین گواه است</text:p>
      <text:p text:style-name="P10"><text:span text:style-name="T8">لا مـال ینفع لا أهل لا ولد <text:s text:c="2"/>یـا علی</text:span> </text:p>
      <text:p text:style-name="YaAliShekastehFa">نه مال و نه کسی و نه فرزندی سود می‌بخشد</text:p>
      <text:p text:style-name="P10"><text:span text:style-name="T8">یوم ظهور الفضل و المثالب <text:s text:c="2"/>لا ینفع الأدنى من الأقارب</text:span> </text:p>
      <text:p text:style-name="YaAliShekastehFa">روز آشکار شدن خوبی‌ها و زشتی‌ها روزی که هیچ یک از نزدیکان سودی نخواهند بخشید</text:p>
      <text:p text:style-name="P10"><text:span text:style-name="T8">علی علی علی علی یا علی</text:span> <text:span text:style-name="T20"><text:s/></text:span></text:p>
      <text:p text:style-name="P10"><text:soft-page-break/><text:span text:style-name="T8">حبّک أصبح میزان کل البشر <text:s text:c="2"/>یـا علی</text:span> </text:p>
      <text:p text:style-name="YaAliShekastehFa">دوستی تو معیار تمام بشر شد</text:p>
      <text:p text:style-name="P10"><text:span text:style-name="T8">وتمییز ما بین الفحم و الدُرر <text:s text:c="2"/>یـا علی</text:span> </text:p>
      <text:p text:style-name="YaAliShekastehFa">و تشخیص دهنده بین زغال و گوهر</text:p>
      <text:p text:style-name="P10"><text:span text:style-name="T8">رب الجلاله ابهل موارد أمر <text:s text:c="2"/>یـا علی</text:span> </text:p>
      <text:p text:style-name="YaAliShekastehFa">ای پرورش دهنده‌ شکوه، پرشکوه‌ترین سرچشمه‌ها هستی</text:p>
      <text:p text:style-name="P10"><text:span text:style-name="T8">والعدل لو ما صارمک ما ظهر <text:s text:c="2"/>یـا علی</text:span> </text:p>
      <text:p text:style-name="YaAliShekastehFa">سوگند که هرکس به تو در افتد نیست و نابود می‌شود</text:p>
      <text:p text:style-name="P10"><text:span text:style-name="T8">للباری هذا الأمر لاح و صدر <text:s text:c="2"/>یـا علی</text:span> </text:p>
      <text:p text:style-name="YaAliShekastehFa">به خاطر آفریدگار این امر آشکار شد و نمایان گشت</text:p>
      <text:p text:style-name="P10"><text:span text:style-name="T8">یضامرﻙ سرّ الجلال أصدقاء یـا علی</text:span> </text:p>
      <text:p text:style-name="YaAliShekastehFa">دوستداران تو اسرار بزرگ را پنهان کرده‌اند</text:p>
      <text:p text:style-name="P10"><text:span text:style-name="T8">نورﻙ فوق شعلة الکواکب یـا علی</text:span> </text:p>
      <text:p text:style-name="YaAliShekastehFa">نور تو برتر از پرتو ستاره‌هاست</text:p>
      <text:p text:style-name="P10"><text:span text:style-name="T8">یا لوح فی الإشراق و المغارب یـا علی</text:span> </text:p>
      <text:p text:style-name="YaAliShekastehFa">ای نمایه‌ طلوع و غروب</text:p>
      <text:p text:style-name="P10"><text:span text:style-name="T8">محور العزة و الفخر یـا علی</text:span> </text:p>
      <text:p text:style-name="YaAliShekastehFa"><text:soft-page-break/>گردونِ عزت و افتخاری ای علی!</text:p>
      <text:p text:style-name="P10"><text:span text:style-name="T8">بـک الشدائد و الـمحن تـنجلـی <text:s/>یـا علی</text:span> </text:p>
      <text:p text:style-name="YaAliShekastehFa">به کمک تو سختی‌ها و مهنت‌ها کنار می‌رود</text:p>
      <text:p text:style-name="P10"><text:span text:style-name="T8">بـاسمـک یظل صـوت الدهر یعـتلی <text:s text:c="2"/>یـا علی</text:span> <text:s/></text:p>
      <text:p text:style-name="YaAliShekastehFa">با نام تو همیشه صدای روزگار بلند می‌شود</text:p>
      <text:p text:style-name="P10"><text:span text:style-name="T8">أنت أمـیـر الکون و أنت الولـی <text:s/>یـا علی</text:span> </text:p>
      <text:p text:style-name="YaAliShekastehFa">تو سرورِ تمامِ هستی و ولی می‌باشی</text:p>
      <text:p text:style-name="P10"><text:span text:style-name="T8">والله من صارمک قلب الکفـر یصـطـلـی <text:s/>یـا علی</text:span> </text:p>
      <text:p text:style-name="YaAliShekastehFa">سوگند! هرکس با تو پیمان بندد، قلب کفر شعله‌ور می‌شود</text:p>
      <text:p text:style-name="P10"><text:span text:style-name="T8">ینبوع وجدانک أصبح منهلی <text:s text:c="2"/>یـا علی</text:span> </text:p>
      <text:p text:style-name="YaAliShekastehFa">سرچشمه‌ی وجود تو آبشخور من است</text:p>
      <text:p text:style-name="P10"><text:span text:style-name="T8">شمسک تمحو ظلمة الغیاهب <text:s text:c="2"/>و غایة تسمو على الرغائب</text:span> </text:p>
      <text:p text:style-name="YaAliShekastehFa">خورشید تو تاریکی ژرفا را محو می‌کند و تو هدفی هستی که بر بلندای آرزوها بالا می‌روی</text:p>
      <text:p text:style-name="P10"><text:span text:style-name="T8">علی علی علی علی یا علی</text:span> <text:span text:style-name="T20"><text:s/></text:span></text:p>
      <text:p text:style-name="P10"><text:span text:style-name="T8">یا باالحسن لابد یدور الفلک <text:s text:c="2"/>یـا علی</text:span> </text:p>
      <text:p text:style-name="YaAliShekastehFa">ای اباالحسن! به ناچار این چرخ گردون می‌چرخد</text:p>
      <text:p text:style-name="P6">نسمع بطاغی العصر قال لو هلک <text:s text:c="2"/>یـا علی</text:p>
      <text:p text:style-name="YaAliShekastehFa"><text:soft-page-break/>می‌شنویم طاغوت زمان می‌گوید: ای کاش مرده بودم/ می‌گوید: «لولا علی لهلـﻚ...»</text:p>
      <text:p text:style-name="P10"><text:span text:style-name="T8">وردود یابالحسن نرجع إلیک <text:s/>یـا علی</text:span> </text:p>
      <text:p text:style-name="YaAliShekastehFa">ای ابالحسن به سوی تو باز می‌گردیم</text:p>
      <text:p text:style-name="P10"><text:span text:style-name="T8">من البعد بالشوق نتأملک <text:s text:c="2"/>یـا علی</text:span> </text:p>
      <text:p text:style-name="YaAliShekastehFa">از دور در بین مردم تو را نظاره می‌کنیم.</text:p>
      <text:p text:style-name="P10"><text:span text:style-name="T8">بکلمة محبّة من القلب نسألک <text:s text:c="2"/>یـا علی</text:span> </text:p>
      <text:p text:style-name="YaAliShekastehFa">مشخص کن؛ چه موقع محبتی را برای قلب از تو بخواهیم</text:p>
      <text:p text:style-name="P10"><text:span text:style-name="T8">هل تظن قلبی غیر حبّک سلک <text:s text:c="2"/>یـا علی</text:span> </text:p>
      <text:p text:style-name="YaAliShekastehFa">اندوهگین شد قلبی که به غیر از دوستی تو مشغول شد</text:p>
      <text:p text:style-name="P10"><text:span text:style-name="T8">سیُغلب الأمر على النواصب <text:s text:c="2"/>و ینهلون الخزی فی المشارب</text:span> </text:p>
      <text:p text:style-name="YaAliShekastehFa">کار بر بتکده‌ها سخت خواهد شد و شکست خورده در آبشخور وارد خواهند شد</text:p>
      <text:p text:style-name="P10"><text:span text:style-name="T8">علی علی علی علی یا علی</text:span> </text:p>
      <text:p text:style-name="P2"><text:s/></text:p>
      <text:p text:style-name="P6">رغم الأعادی نرجع لحضرتک <text:s text:c="2"/>یـا علی</text:p>
      <text:p text:style-name="YaAliShekastehFa">علی رغم دشمنی‌ها به سوی تو باز می‌گردیم</text:p>
      <text:p text:style-name="P6">ونزورک و ننظر قبس قبّتک <text:s text:c="2"/>یـا علی</text:p>
      <text:p text:style-name="YaAliShekastehFa">به دیدار تو می‌آییم و گنبد تو را نظاره می‌کنیم</text:p>
      <text:p text:style-name="P10"><text:soft-page-break/><text:span text:style-name="T8">شیعتک إحنا و تعلم بشیعتک <text:s text:c="2"/>یـا علی</text:span> </text:p>
      <text:p text:style-name="YaAliShekastehFa">شیعه‌ی تو مهربان است؛ چون تو پیروان خود را تعلیم می‌دهی</text:p>
      <text:p text:style-name="P10"><text:span text:style-name="T8">أضحی الأمل معقود بزیارتک <text:s text:c="2"/>یـا علی</text:span> </text:p>
      <text:p text:style-name="YaAliShekastehFa">آرزوها با دیدن تو محقق می‌شود</text:p>
      <text:p text:style-name="P10"><text:span text:style-name="T8">أرواح أنّت تهیم بمحبتک <text:s text:c="2"/>یـا علی</text:span> </text:p>
      <text:p text:style-name="YaAliShekastehFa">ارواح با محبت تو ناله‌کنان سرگردان می‌شوند</text:p>
      <text:p text:style-name="P10"><text:span text:style-name="T8">للموت ما نترک نهج سیرتک <text:s text:c="2"/>یـا علی</text:span> </text:p>
      <text:p text:style-name="YaAliShekastehFa">از روی ترس از مرگ روش و سیره‌ تو را رها نمی‌کنیم</text:p>
      <text:p text:style-name="P10"><text:span text:style-name="T8">رغم اولی الأطماع فی المناصب <text:s text:c="2"/>آتیک سعیاً و الهوى رکائب</text:span> </text:p>
      <text:p text:style-name="YaAliShekastehFa">علی رغم وجود صاحبان طمع در منصب(خلافت) تو تلاشی داری و هوا و هوس از تو دور است</text:p>
      <text:p text:style-name="P10"><text:span text:style-name="T8">علی علی علی علی یا علی</text:span> </text:p>
      <text:p text:style-name="P2"><text:s/></text:p>
      <text:p text:style-name="P10"><text:span text:style-name="T8">نادِ علیاً مظهر العجائب <text:s text:c="2"/>تجده عوناً لک فی النوائب</text:span> </text:p>
      <text:p text:style-name="YaAliShekastehFa">بخوان علی را که مظهر صفات عجیب است تا یاری دهنده‌‌ تو در سختی‌ها باشد</text:p>
      <text:p text:style-name="P6">علی علی علی علی یا علی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 Ali" svg:font-family="'A Ali'" style:font-pitch="variable"/>
    <style:font-face style:name="A Ali1" svg:font-family="'A Ali'" style:font-adornments="Bold" style:font-pitch="variable"/>
    <style:font-face style:name="B Titr" svg:font-family="'B Titr'" style:font-pitch="variable"/>
    <style:font-face style:name="B Titr1" svg:font-family="'B Titr'" style:font-adornments="Bold" style:font-pitch="variable"/>
    <style:font-face style:name="B Zar" svg:font-family="'B Z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hekasteh_Beta:cswh" svg:font-family="Shekasteh_Beta:cswh" style:font-adornments="Bold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YaAliArabic" style:family="paragraph" style:parent-style-name="Text_20_body">
      <style:paragraph-properties fo:text-align="center" style:justify-single-word="false">
        <style:tab-stops/>
      </style:paragraph-properties>
      <style:text-properties style:font-name="B Titr1" fo:font-family="'B Titr'" style:font-style-name="Bold" style:font-pitch="variable" fo:font-size="20pt" fo:font-weight="bold" style:font-name-complex="B Titr1" style:font-family-complex="'B Titr'" style:font-style-name-complex="Bold" style:font-pitch-complex="variable" style:font-size-complex="20pt" style:font-weight-complex="bold"/>
    </style:style>
    <style:style style:name="YaAliShekastehFa" style:family="paragraph" style:parent-style-name="Text_20_body" style:master-page-name="">
      <style:paragraph-properties fo:text-align="center" style:justify-single-word="false" style:page-number="auto"/>
      <style:text-properties fo:color="#333333" loext:opacity="100%" style:font-name-complex="Shekasteh_Beta:cswh" style:font-family-complex="Shekasteh_Beta:cswh" style:font-style-name-complex="Bold" style:font-pitch-complex="variable" style:font-weight-complex="normal"/>
    </style:style>
    <style:style style:name="AliAliYaAli" style:family="paragraph" style:parent-style-name="YaAliShekastehFa">
      <style:text-properties fo:color="#00ea14" loext:opacity="100%" style:font-name-complex="B Titr1" style:font-family-complex="'B Titr'" style:font-style-name-complex="Bold" style:font-pitch-complex="variable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00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00" draw:opacity="100%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09:46:56.702757408</meta:creation-date>
    <dc:date>2023-12-01T00:57:40.009305206</dc:date>
    <meta:editing-duration>PT34M3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7" meta:paragraph-count="116" meta:word-count="958" meta:character-count="4512" meta:non-whitespace-character-count="3515"/>
  </office:meta>
</office:document-meta>
</file>